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Monospace" svg:font-family="Monospace" style:font-pitch="fixed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4689in"/>
    </style:style>
    <style:style style:name="co8" style:family="table-column">
      <style:table-column-properties fo:break-before="auto" style:column-width="0.4799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3752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2437in"/>
    </style:style>
    <style:style style:name="co13" style:family="table-column">
      <style:table-column-properties fo:break-before="auto" style:column-width="6.2638in"/>
    </style:style>
    <style:style style:name="co14" style:family="table-column">
      <style:table-column-properties fo:break-before="auto" style:column-width="1.3516in"/>
    </style:style>
    <style:style style:name="co15" style:family="table-column">
      <style:table-column-properties fo:break-before="auto" style:column-width="2.90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461in"/>
    </style:style>
    <style:style style:name="co18" style:family="table-column">
      <style:table-column-properties fo:break-before="auto" style:column-width="4.7457in"/>
    </style:style>
    <style:style style:name="co19" style:family="table-column">
      <style:table-column-properties fo:break-before="auto" style:column-width="3.0118in"/>
    </style:style>
    <style:style style:name="co20" style:family="table-column">
      <style:table-column-properties fo:break-before="auto" style:column-width="1.561in"/>
    </style:style>
    <style:style style:name="co21" style:family="table-column">
      <style:table-column-properties fo:break-before="auto" style:column-width="1.3402in"/>
    </style:style>
    <style:style style:name="co22" style:family="table-column">
      <style:table-column-properties fo:break-before="auto" style:column-width="1.4071in"/>
    </style:style>
    <style:style style:name="co23" style:family="table-column">
      <style:table-column-properties fo:break-before="auto" style:column-width="2.6043in"/>
    </style:style>
    <style:style style:name="co24" style:family="table-column">
      <style:table-column-properties fo:break-before="auto" style:column-width="0.4945in"/>
    </style:style>
    <style:style style:name="co25" style:family="table-column">
      <style:table-column-properties fo:break-before="auto" style:column-width="1.1437in"/>
    </style:style>
    <style:style style:name="co26" style:family="table-column">
      <style:table-column-properties fo:break-before="auto" style:column-width="5.9618in"/>
    </style:style>
    <style:style style:name="co27" style:family="table-column">
      <style:table-column-properties fo:break-before="auto" style:column-width="2.6819in"/>
    </style:style>
    <style:style style:name="co28" style:family="table-column">
      <style:table-column-properties fo:break-before="auto" style:column-width="1.5827in"/>
    </style:style>
    <style:style style:name="co29" style:family="table-column">
      <style:table-column-properties fo:break-before="auto" style:column-width="1.1764in"/>
    </style:style>
    <style:style style:name="co30" style:family="table-column">
      <style:table-column-properties fo:break-before="auto" style:column-width="1.1654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0.4075in"/>
    </style:style>
    <style:style style:name="co33" style:family="table-column">
      <style:table-column-properties fo:break-before="auto" style:column-width="2.8465in"/>
    </style:style>
    <style:style style:name="co34" style:family="table-column">
      <style:table-column-properties fo:break-before="auto" style:column-width="1.7591in"/>
    </style:style>
    <style:style style:name="co35" style:family="table-column">
      <style:table-column-properties fo:break-before="auto" style:column-width="0.8465in"/>
    </style:style>
    <style:style style:name="co36" style:family="table-column">
      <style:table-column-properties fo:break-before="auto" style:column-width="1.0984in"/>
    </style:style>
    <style:style style:name="co37" style:family="table-column">
      <style:table-column-properties fo:break-before="auto" style:column-width="4.6472in"/>
    </style:style>
    <style:style style:name="co38" style:family="table-column">
      <style:table-column-properties fo:break-before="auto" style:column-width="1.472in"/>
    </style:style>
    <style:style style:name="co39" style:family="table-column">
      <style:table-column-properties fo:break-before="auto" style:column-width="3.7791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transparent" style:vertical-align="top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</style:style>
    <style:style style:name="ce14" style:family="table-cell" style:parent-style-name="Default" style:data-style-name="N100">
      <style:table-cell-properties fo:wrap-option="wrap" style:vertical-align="top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/>
    </style:style>
    <style:style style:name="ce23" style:family="table-cell" style:parent-style-name="Default" style:data-style-name="N100"/>
    <style:style style:name="ce24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25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Refactorin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Default"/>
        <table:table-row table:style-name="ro1">
          <table:table-cell/>
          <table:table-cell office:value-type="string">
            <text:p>Add Column</text:p>
          </table:table-cell>
          <table:table-cell office:value-type="string">
            <text:p>Drop Column</text:p>
          </table:table-cell>
          <table:table-cell office:value-type="string">
            <text:p>Default Value</text:p>
          </table:table-cell>
          <table:table-cell office:value-type="string">
            <text:p>Comment</text:p>
          </table:table-cell>
          <table:table-cell office:value-type="string">
            <text:p>Nullab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Add Primary Key</text:p>
          </table:table-cell>
          <table:table-cell office:value-type="string">
            <text:p>Drop Primary Key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axion</text:p>
          </table:table-cell>
          <table:table-cell table:number-columns-repeated="3" table:style-name="ce3" office:value-type="string">
            <text:p>pass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pass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daffodil</text:p>
          </table:table-cell>
          <table:table-cell table:number-columns-repeated="3" table:style-name="ce3" office:value-type="string">
            <text:p>pass</text:p>
          </table:table-cell>
          <table:table-cell table:number-columns-repeated="3" table:style-name="ce3" office:value-type="string">
            <text:p>-</text:p>
          </table:table-cell>
          <table:table-cell table:number-columns-repeated="3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db2</text:p>
          </table:table-cell>
          <table:table-cell office:value-type="string">
            <text:p>pass</text:p>
          </table:table-cell>
          <table:table-cell office:value-type="string">
            <text:p>-</text:p>
          </table:table-cell>
          <table:table-cell table:number-columns-repeated="2" office:value-type="string">
            <text:p>pass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derby</text:p>
          </table:table-cell>
          <table:table-cell office:value-type="string">
            <text:p>pass</text:p>
          </table:table-cell>
          <table:table-cell table:number-columns-repeated="3" office:value-type="string">
            <text:p>-</text:p>
          </table:table-cell>
          <table:table-cell office:value-type="string">
            <text:p>pass</text:p>
          </table:table-cell>
          <table:table-cell office:value-type="string">
            <text:p>-</text:p>
          </table:table-cell>
          <table:table-cell table:number-columns-repeated="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firebird</text:p>
          </table:table-cell>
          <table:table-cell table:number-columns-repeated="2" office:value-type="string">
            <text:p>pass</text:p>
          </table:table-cell>
          <table:table-cell table:number-columns-repeated="3" office:value-type="string">
            <text:p>-</text:p>
          </table:table-cell>
          <table:table-cell table:number-columns-repeated="4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rontbase</text:p>
          </table:table-cell>
          <table:table-cell table:number-columns-repeated="3" table:style-name="ce3" office:value-type="string">
            <text:p>pass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pass</text:p>
          </table:table-cell>
          <table:table-cell table:number-columns-repeated="2" table:style-name="ce3" office:value-type="string">
            <text:p>-</text:p>
          </table:table-cell>
          <table:table-cell table:number-columns-repeated="246"/>
        </table:table-row>
        <table:table-row table:style-name="ro1">
          <table:table-cell office:value-type="string">
            <text:p>h2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hsqldb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informix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ingres</text:p>
          </table:table-cell>
          <table:table-cell table:number-columns-repeated="5" table:style-name="ce3" office:value-type="string">
            <text:p>pass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axdb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mckoi</text:p>
          </table:table-cell>
          <table:table-cell table:number-columns-repeated="3" table:style-name="ce3" office:value-type="string">
            <text:p>pass</text:p>
          </table:table-cell>
          <table:table-cell table:number-columns-repeated="4"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ssql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ysql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oracle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pointbase</text:p>
          </table:table-cell>
          <table:table-cell table:number-columns-repeated="2" table:style-name="ce3" office:value-type="string">
            <text:p>pass</text:p>
          </table:table-cell>
          <table:table-cell table:number-columns-repeated="5"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postgres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sybase</text:p>
          </table:table-cell>
          <table:table-cell table:number-columns-repeated="2" office:value-type="string">
            <text:p>pass</text:p>
          </table:table-cell>
          <table:table-cell table:number-columns-repeated="2"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timesten</text:p>
          </table:table-cell>
          <table:table-cell table:number-columns-repeated="2" table:style-name="ce3" office:value-type="string">
            <text:p>pass</text:p>
          </table:table-cell>
          <table:table-cell table:number-columns-repeated="7" table:style-name="ce3" office:value-type="string">
            <text:p>-</text:p>
          </table:table-cell>
          <table:table-cell table:number-columns-repeated="246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lter Type" table:style-name="ta2" table:print="false">
        <table:table-column table:style-name="co12" table:default-cell-style-name="Default"/>
        <table:table-column table:style-name="co13" table:default-cell-style-name="ce2"/>
        <table:table-column table:style-name="co11" table:number-columns-repeated="2" table:default-cell-style-name="ce2"/>
        <table:table-column table:style-name="co11" table:number-columns-repeated="252" table:default-cell-style-name="Default"/>
        <table:table-row table:style-name="ro1">
          <table:table-cell/>
          <table:table-cell office:value-type="string">
            <text:p>Alter Type SQL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xion</text:p>
          </table:table-cell>
          <table:table-cell table:number-columns-repeated="255"/>
        </table:table-row>
        <table:table-row table:style-name="ro1">
          <table:table-cell office:value-type="string">
            <text:p>daffodil</text:p>
          </table:table-cell>
          <table:table-cell table:number-columns-repeated="255"/>
        </table:table-row>
        <table:table-row table:style-name="ro1">
          <table:table-cell office:value-type="string">
            <text:p>db2</text:p>
          </table:table-cell>
          <table:table-cell office:value-type="string">
            <text:p>ALTER TABLE table_name ALTER COLUMN column_name SET DATA TYPE data_type</text:p>
          </table:table-cell>
          <table:table-cell table:number-columns-repeated="254"/>
        </table:table-row>
        <table:table-row table:style-name="ro1">
          <table:table-cell office:value-type="string">
            <text:p>derby</text:p>
          </table:table-cell>
          <table:table-cell office:value-type="string">
            <text:p>ALTER TABLE table_name ALTER COLUMN column_name SET DATA TYPE data_type</text:p>
          </table:table-cell>
          <table:table-cell table:number-columns-repeated="254"/>
        </table:table-row>
        <table:table-row table:style-name="ro1">
          <table:table-cell office:value-type="string">
            <text:p>firebird</text:p>
          </table:table-cell>
          <table:table-cell office:value-type="string">
            <text:p>ALTER TABLE table_name ALTER COLUMN column_name TYPE data_type</text:p>
          </table:table-cell>
          <table:table-cell table:number-columns-repeated="254"/>
        </table:table-row>
        <table:table-row table:style-name="ro1">
          <table:table-cell office:value-type="string">
            <text:p>frontbase</text:p>
          </table:table-cell>
          <table:table-cell table:number-columns-repeated="255"/>
        </table:table-row>
        <table:table-row table:style-name="ro1">
          <table:table-cell office:value-type="string">
            <text:p>h2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hsqldb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informix</text:p>
          </table:table-cell>
          <table:table-cell office:value-type="string">
            <text:p>ALTER TABLE table_name MODIFY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ingres</text:p>
          </table:table-cell>
          <table:table-cell table:number-columns-repeated="255"/>
        </table:table-row>
        <table:table-row table:style-name="ro1">
          <table:table-cell office:value-type="string">
            <text:p>maxdb</text:p>
          </table:table-cell>
          <table:table-cell table:number-columns-repeated="255"/>
        </table:table-row>
        <table:table-row table:style-name="ro1">
          <table:table-cell office:value-type="string">
            <text:p>mssql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mysql</text:p>
          </table:table-cell>
          <table:table-cell office:value-type="string">
            <text:p>ALTER TABLE table_name CHANGE column_name column_name BIGINT </text:p>
          </table:table-cell>
          <table:table-cell table:number-columns-repeated="254"/>
        </table:table-row>
        <table:table-row table:style-name="ro1">
          <table:table-cell office:value-type="string">
            <text:p>oracle</text:p>
          </table:table-cell>
          <table:table-cell office:value-type="string">
            <text:p>ALTER TABLE table_name MODIFY (column_name data_type)</text:p>
          </table:table-cell>
          <table:table-cell table:number-columns-repeated="254"/>
        </table:table-row>
        <table:table-row table:style-name="ro1">
          <table:table-cell office:value-type="string">
            <text:p>pointbase</text:p>
          </table:table-cell>
          <table:table-cell table:number-columns-repeated="255"/>
        </table:table-row>
        <table:table-row table:style-name="ro1">
          <table:table-cell office:value-type="string">
            <text:p>postgres</text:p>
          </table:table-cell>
          <table:table-cell office:value-type="string">
            <text:p>ALTER TABLE table_name ALTER COLUMN column_name TYPE data_type</text:p>
          </table:table-cell>
          <table:table-cell table:number-columns-repeated="254"/>
        </table:table-row>
        <table:table-row table:style-name="ro1">
          <table:table-cell office:value-type="string">
            <text:p>sybase</text:p>
          </table:table-cell>
          <table:table-cell office:value-type="string">
            <text:p>ALTER TABLE table_name MODIFY column_name data_type</text:p>
          </table:table-cell>
          <table:table-cell table:number-columns-repeated="254"/>
        </table:table-row>
      </table:table>
      <table:table table:name="Laptop" table:style-name="ta3" table:print="false">
        <table:table-column table:style-name="co14" table:default-cell-style-name="Default"/>
        <table:table-column table:style-name="co15" table:default-cell-style-name="ce4"/>
        <table:table-column table:style-name="co16" table:default-cell-style-name="ce6"/>
        <table:table-column table:style-name="co17" table:default-cell-style-name="ce6"/>
        <table:table-column table:style-name="co18" table:default-cell-style-name="ce8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row table:style-name="ro2">
          <table:table-cell office:value-type="string">
            <text:p>Database Name</text:p>
          </table:table-cell>
          <table:table-cell office:value-type="string">
            <text:p>Database Version</text:p>
          </table:table-cell>
          <table:table-cell office:value-type="string">
            <text:p>Port</text:p>
          </table:table-cell>
          <table:table-cell office:value-type="string">
            <text:p>DBCopy Tested</text:p>
          </table:table-cell>
          <table:table-cell office:value-type="string">
            <text:p>JDBC URL</text:p>
          </table:table-cell>
          <table:table-cell office:value-type="string">
            <text:p>JDBC Driver Class</text:p>
          </table:table-cell>
          <table:table-cell office:value-type="string">
            <text:p>JDBC User</text:p>
          </table:table-cell>
          <table:table-cell office:value-type="string">
            <text:p>JDBC Password</text:p>
          </table:table-cell>
        </table:table-row>
        <table:table-row table:style-name="ro2">
          <table:table-cell table:style-name="ce1" office:value-type="string">
            <text:p>axion</text:p>
          </table:table-cell>
          <table:table-cell table:style-name="ce5" office:value-type="string">
            <text:p>1.0 m3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-</text:p>
          </table:table-cell>
          <table:table-cell table:style-name="ce9"/>
          <table:table-cell table:style-name="ce7" table:number-columns-repeated="3"/>
        </table:table-row>
        <table:table-row table:style-name="ro2">
          <table:table-cell table:style-name="ce1" office:value-type="string">
            <text:p>DaffodilDB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3456">
            <text:p>3456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affodilDB://localhost:3456/dbcopysrc</text:p>
          </table:table-cell>
          <table:table-cell table:style-name="ce7" office:value-type="string">
            <text:p>in.co.daffodil.db.rmi.RmiDaffodilDB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DB2/NT</text:p>
          </table:table-cell>
          <table:table-cell table:style-name="ce5" office:value-type="string">
            <text:p>SQL08022</text:p>
          </table:table-cell>
          <table:table-cell table:style-name="ce7" office:value-type="float" office:value="50000">
            <text:p>50000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b2://localhost:50000/sample</text:p>
          </table:table-cell>
          <table:table-cell table:style-name="ce7" office:value-type="string">
            <text:p>com.ibm.db2.jcc.DB2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Apache Derby</text:p>
          </table:table-cell>
          <table:table-cell table:style-name="ce5"/>
          <table:table-cell table:style-name="ce7" office:value-type="float" office:value="1527">
            <text:p>1527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erby://localhost:1527/dbcopy</text:p>
          </table:table-cell>
          <table:table-cell table:style-name="ce7" office:value-type="string">
            <text:p>org.apache.derby.jdbc.ClientDriver</text:p>
          </table:table-cell>
          <table:table-cell table:style-name="ce7" office:value-type="string">
            <text:p>dbcopysrc/dbcopydest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firebird</text:p>
          </table:table-cell>
          <table:table-cell table:style-name="ce5" office:value-type="string">
            <text:p>WI-V1.5.2.4731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firebirdsql:java://localhost/c:\tools\FIREBIRD_1_5\data\dbcopysrc.fdb</text:p>
          </table:table-cell>
          <table:table-cell table:style-name="ce7" office:value-type="string">
            <text:p>org.firebirdsql.jdbc.FBDriver</text:p>
          </table:table-cell>
          <table:table-cell table:style-name="ce7" office:value-type="string">
            <text:p>sysdba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H2</text:p>
          </table:table-cell>
          <table:table-cell table:style-name="ce5" office:value-type="string">
            <text:p>1.0 (2006-10-10)</text:p>
          </table:table-cell>
          <table:table-cell table:style-name="ce7" office:value-type="float" office:value="9094">
            <text:p>9094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h2:tcp://localhost:9094/test</text:p>
          </table:table-cell>
          <table:table-cell table:style-name="ce7" office:value-type="string">
            <text:p>org.h2.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hsqldb</text:p>
          </table:table-cell>
          <table:table-cell table:style-name="ce5" office:value-type="string">
            <text:p>1.8.0</text:p>
          </table:table-cell>
          <table:table-cell table:style-name="ce7" office:value-type="float" office:value="8082">
            <text:p>8082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hsqldb:hsql://localhost:8082</text:p>
          </table:table-cell>
          <table:table-cell table:style-name="ce7" office:value-type="string">
            <text:p>org.hsqldb.jdbcDriver</text:p>
          </table:table-cell>
          <table:table-cell table:style-name="ce7" office:value-type="string">
            <text:p>sa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1" office:value-type="string">
            <text:p>ingres</text:p>
          </table:table-cell>
          <table:table-cell office:value-type="string">
            <text:p>II 3.0.1 (int.w32/109)</text:p>
          </table:table-cell>
          <table:table-cell office:value-type="string">
            <text:p>ii7</text:p>
          </table:table-cell>
          <table:table-cell office:value-type="string">
            <text:p>-</text:p>
          </table:table-cell>
          <table:table-cell office:value-type="string">
            <text:p>jdbc:ingres://robspc:ii7/dbcopy</text:p>
          </table:table-cell>
          <table:table-cell office:value-type="string">
            <text:p>ca.ingres.jdbc.Ingres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maxdb</text:p>
          </table:table-cell>
          <table:table-cell office:value-type="string">
            <text:p>KERNEL <text:s text:c="3"/>7.6.00 <text:s text:c="2"/>BUILD 016-123-109-428</text:p>
          </table:table-cell>
          <table:table-cell office:value-type="float" office:value="7210">
            <text:p>7210</text:p>
          </table:table-cell>
          <table:table-cell office:value-type="string">
            <text:p>-</text:p>
          </table:table-cell>
          <table:table-cell office:value-type="string">
            <text:p>jdbc:sapdb://localhost/MAXDB1</text:p>
          </table:table-cell>
          <table:table-cell office:value-type="string">
            <text:p>com.sap.dbtech.jdbc.DriverSapDB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" office:value-type="string">
            <text:p>mckoi</text:p>
          </table:table-cell>
          <table:table-cell office:value-type="string">
            <text:p>1.0.3</text:p>
          </table:table-cell>
          <table:table-cell office:value-type="string">
            <text:p>9157/9158</text:p>
          </table:table-cell>
          <table:table-cell office:value-type="string">
            <text:p>-</text:p>
          </table:table-cell>
          <table:table-cell office:value-type="string">
            <text:p>jdbc:mckoi://robspc:9157/ &amp;&amp; jdbc:mckoi://robspc:9158/</text:p>
          </table:table-cell>
          <table:table-cell office:value-type="string">
            <text:p>com.mckoi.JDBC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mysql</text:p>
          </table:table-cell>
          <table:table-cell office:value-type="string">
            <text:p>4.1.14-nt</text:p>
          </table:table-cell>
          <table:table-cell office:value-type="float" office:value="3306">
            <text:p>3306</text:p>
          </table:table-cell>
          <table:table-cell office:value-type="string">
            <text:p>-</text:p>
          </table:table-cell>
          <table:table-cell office:value-type="string">
            <text:p>jdbc:mysql://localhost:3306/dbcopysrc</text:p>
          </table:table-cell>
          <table:table-cell office:value-type="string">
            <text:p>com.mysql.jdbc.Driver</text:p>
          </table:table-cell>
          <table:table-cell office:value-type="string">
            <text:p>test.user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Oracle 9i</text:p>
          </table:table-cell>
          <table:table-cell office:value-type="string">
            <text:p>9.2.0.1.0</text:p>
          </table:table-cell>
          <table:table-cell office:value-type="float" office:value="1521">
            <text:p>1521</text:p>
          </table:table-cell>
          <table:table-cell office:value-type="string">
            <text:p>-</text:p>
          </table:table-cell>
          <table:table-cell office:value-type="string">
            <text:p>jdbc:oracle:thin:@localhost:1521:csuite</text:p>
          </table:table-cell>
          <table:table-cell office:value-type="string">
            <text:p>oracle.jdbc.driver.Oracle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" office:value-type="string">
            <text:p>pointbase</text:p>
          </table:table-cell>
          <table:table-cell office:value-type="string">
            <text:p>4.4 ECF build 274</text:p>
          </table:table-cell>
          <table:table-cell office:value-type="float" office:value="9093">
            <text:p>9093</text:p>
          </table:table-cell>
          <table:table-cell office:value-type="string">
            <text:p>- </text:p>
          </table:table-cell>
          <table:table-cell office:value-type="string">
            <text:p>jdbc:pointbase:server://localhost:9093/workshop</text:p>
          </table:table-cell>
          <table:table-cell office:value-type="string">
            <text:p>com.pointbase.jdbc.jdbcUniversalDriver</text:p>
          </table:table-cell>
          <table:table-cell office:value-type="string">
            <text:p>csuite</text:p>
          </table:table-cell>
          <table:table-cell office:value-type="string">
            <text:p>csuite</text:p>
          </table:table-cell>
        </table:table-row>
        <table:table-row table:style-name="ro2">
          <table:table-cell office:value-type="string">
            <text:p>postgres</text:p>
          </table:table-cell>
          <table:table-cell office:value-type="string">
            <text:p>8.0.3</text:p>
          </table:table-cell>
          <table:table-cell office:value-type="float" office:value="5432">
            <text:p>5432</text:p>
          </table:table-cell>
          <table:table-cell office:value-type="string">
            <text:p>yes</text:p>
          </table:table-cell>
          <table:table-cell office:value-type="string">
            <text:p>jdbc:postgresql://localhost:5432/dbcopytest</text:p>
          </table:table-cell>
          <table:table-cell office:value-type="string">
            <text:p>org.postgresql.Driver</text:p>
          </table:table-cell>
          <table:table-cell office:value-type="string">
            <text:p>dbcopy</text:p>
          </table:table-cell>
          <table:table-cell office:value-type="string">
            <text:p>dbcopy</text:p>
          </table:table-cell>
        </table:table-row>
        <table:table-row table:style-name="ro3">
          <table:table-cell office:value-type="string">
            <text:p>mssql</text:p>
          </table:table-cell>
          <table:table-cell office:value-type="string">
            <text:p>9.0.2047</text:p>
          </table:table-cell>
          <table:table-cell office:value-type="float" office:value="1433">
            <text:p>1433</text:p>
          </table:table-cell>
          <table:table-cell office:value-type="string">
            <text:p>yes</text:p>
          </table:table-cell>
          <table:table-cell office:value-type="string">
            <text:p>jdbc:sqlserver://robspc:1433/database=dbcopysrc &amp;&amp; jdbc:sqlserver://robspc:1433/database=dbcopydest</text:p>
          </table:table-cell>
          <table:table-cell office:value-type="string">
            <text:p>com.microsoft.sqlserver.jdbc.SQLServer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4">
          <table:table-cell office:value-type="string">
            <text:p>sybase</text:p>
          </table:table-cell>
          <table:table-cell office:value-type="string">
            <text:p>Adaptive Server Enterprise/15.0/EBF 12783 GA/P/NT (IX86)/Windows 2000/ase150/2158/32-bit/OPT/Fri Aug 19 18:42:50 2005</text:p>
          </table:table-cell>
          <table:table-cell office:value-type="float" office:value="4100">
            <text:p>4100</text:p>
          </table:table-cell>
          <table:table-cell office:value-type="string">
            <text:p>yes</text:p>
          </table:table-cell>
          <table:table-cell office:value-type="string">
            <text:p>jdbc:sybase:Tds:192.168.1.126:4100</text:p>
          </table:table-cell>
          <table:table-cell office:value-type="string">
            <text:p>com.sybase.jdbc3.jdbc.Syb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1" table:number-rows-repeated="65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BServer" table:style-name="ta3" table:print="false">
        <table:table-column table:style-name="co22" table:default-cell-style-name="ce10"/>
        <table:table-column table:style-name="co23" table:default-cell-style-name="ce14"/>
        <table:table-column table:style-name="co24" table:default-cell-style-name="ce17"/>
        <table:table-column table:style-name="co25" table:default-cell-style-name="ce10"/>
        <table:table-column table:style-name="co26" table:default-cell-style-name="ce15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row table:style-name="ro2">
          <table:table-cell office:value-type="string">
            <text:p>Database Name</text:p>
          </table:table-cell>
          <table:table-cell table:style-name="ce12" office:value-type="string">
            <text:p>Database Version</text:p>
          </table:table-cell>
          <table:table-cell table:style-name="ce15" office:value-type="string">
            <text:p>Port</text:p>
          </table:table-cell>
          <table:table-cell table:style-name="ce18" office:value-type="string">
            <text:p>DBCopy Tested</text:p>
          </table:table-cell>
          <table:table-cell office:value-type="string">
            <text:p>JDBC URL</text:p>
          </table:table-cell>
          <table:table-cell office:value-type="string">
            <text:p>JDBC Driver Class</text:p>
          </table:table-cell>
          <table:table-cell office:value-type="string">
            <text:p>JDBC User</text:p>
          </table:table-cell>
          <table:table-cell office:value-type="string">
            <text:p>JDBC Password</text:p>
          </table:table-cell>
        </table:table-row>
        <table:table-row table:style-name="ro2">
          <table:table-cell table:style-name="ce11" office:value-type="string">
            <text:p>axion</text:p>
          </table:table-cell>
          <table:table-cell table:style-name="ce13" office:value-type="string">
            <text:p>1.0 m3</text:p>
          </table:table-cell>
          <table:table-cell table:style-name="ce16" office:value-type="string">
            <text:p>n/a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axiondb:dbcopysrc:C:/home/projects/axion/data_files/dbcopysrc</text:p>
          </table:table-cell>
          <table:table-cell table:style-name="ce19" office:value-type="string">
            <text:p>org.axiondb.jdbc.AxionDriver</text:p>
          </table:table-cell>
          <table:table-cell table:number-columns-repeated="2" table:style-name="ce19" office:value-type="string">
            <text:p>-</text:p>
          </table:table-cell>
        </table:table-row>
        <table:table-row table:style-name="ro2">
          <table:table-cell table:style-name="ce11" office:value-type="string">
            <text:p>DaffodilDB</text:p>
          </table:table-cell>
          <table:table-cell table:style-name="ce13" office:value-type="string">
            <text:p>4.0</text:p>
          </table:table-cell>
          <table:table-cell table:style-name="ce16" office:value-type="float" office:value="3456">
            <text:p>3456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daffodilDB://localhost:3456/dbcopysrc</text:p>
          </table:table-cell>
          <table:table-cell table:style-name="ce19" office:value-type="string">
            <text:p>in.co.daffodil.db.rmi.RmiDaffodilDBDriver</text:p>
          </table:table-cell>
          <table:table-cell table:style-name="ce19" office:value-type="string">
            <text:p>dbcopy</text:p>
          </table:table-cell>
          <table:table-cell table:style-name="ce19" office:value-type="string">
            <text:p>password</text:p>
          </table:table-cell>
        </table:table-row>
        <table:table-row table:style-name="ro2">
          <table:table-cell table:style-name="ce11" office:value-type="string">
            <text:p>DB2</text:p>
          </table:table-cell>
          <table:table-cell table:style-name="ce13" office:value-type="float" office:value="9">
            <text:p>9</text:p>
          </table:table-cell>
          <table:table-cell table:style-name="ce16" office:value-type="float" office:value="50001">
            <text:p>50001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db2://localhost:50001/dbcpsrc and jdbc:db2://localhost:50001/dbcpdest</text:p>
          </table:table-cell>
          <table:table-cell table:style-name="ce19" office:value-type="string">
            <text:p>com.ibm.db2.jcc.DB2Driver</text:p>
          </table:table-cell>
          <table:table-cell table:style-name="ce19" office:value-type="string">
            <text:p>dbcopy</text:p>
          </table:table-cell>
          <table:table-cell table:style-name="ce19" office:value-type="string">
            <text:p>password</text:p>
          </table:table-cell>
        </table:table-row>
        <table:table-row table:style-name="ro2">
          <table:table-cell table:style-name="ce11" office:value-type="string">
            <text:p>Apache Derby</text:p>
          </table:table-cell>
          <table:table-cell table:style-name="ce13"/>
          <table:table-cell table:style-name="ce16" office:value-type="float" office:value="1527">
            <text:p>1527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derby://127.0.0.1:1527/opt/data/derby/dbcopydest</text:p>
          </table:table-cell>
          <table:table-cell table:style-name="ce19" office:value-type="string">
            <text:p>org.apache.derby.jdbc.ClientDriver</text:p>
          </table:table-cell>
          <table:table-cell table:style-name="ce19" office:value-type="string">
            <text:p>dbcopysrc/dbcopydest</text:p>
          </table:table-cell>
          <table:table-cell table:style-name="ce19" office:value-type="string">
            <text:p>password</text:p>
          </table:table-cell>
        </table:table-row>
        <table:table-row table:style-name="ro3">
          <table:table-cell table:style-name="ce11" office:value-type="string">
            <text:p>firebird</text:p>
          </table:table-cell>
          <table:table-cell table:style-name="ce13" office:value-type="string">
            <text:p>LI-V2.0.0.12748</text:p>
          </table:table-cell>
          <table:table-cell table:style-name="ce16" office:value-type="float" office:value="3050">
            <text:p>3050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firebirdsql:java://dbserver:3050/dbcopysrc and jdbc:firebirdsql:java://dbserver:3050/dbcopydest</text:p>
          </table:table-cell>
          <table:table-cell table:style-name="ce19" office:value-type="string">
            <text:p>org.firebirdsql.jdbc.FBDriver</text:p>
          </table:table-cell>
          <table:table-cell table:style-name="ce19" office:value-type="string">
            <text:p>dbcopy</text:p>
          </table:table-cell>
          <table:table-cell table:style-name="ce19" office:value-type="string">
            <text:p>password</text:p>
          </table:table-cell>
        </table:table-row>
        <table:table-row table:style-name="ro2">
          <table:table-cell table:style-name="ce11" office:value-type="string">
            <text:p>H2</text:p>
          </table:table-cell>
          <table:table-cell table:style-name="ce13" office:value-type="string">
            <text:p>1.0 (2006-12-17)</text:p>
          </table:table-cell>
          <table:table-cell table:style-name="ce16" office:value-type="float" office:value="9094">
            <text:p>9094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h2:tcp://localhost:9094/dbcopysrc and jdbc:h2:tcp://localhost:9094/dbcopydest</text:p>
          </table:table-cell>
          <table:table-cell table:style-name="ce19" office:value-type="string">
            <text:p>org.h2.Driver</text:p>
          </table:table-cell>
          <table:table-cell table:style-name="ce20" office:value-type="string">
            <text:p>sa</text:p>
          </table:table-cell>
          <table:table-cell table:style-name="ce19" office:value-type="string">
            <text:p>-</text:p>
          </table:table-cell>
        </table:table-row>
        <table:table-row table:style-name="ro2">
          <table:table-cell table:style-name="ce11" office:value-type="string">
            <text:p>hsqldb</text:p>
          </table:table-cell>
          <table:table-cell table:style-name="ce13" office:value-type="string">
            <text:p>1.8.0.5</text:p>
          </table:table-cell>
          <table:table-cell table:style-name="ce16" office:value-type="float" office:value="4444">
            <text:p>4444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hsqldb:hsql://localhost:4444/dbcopysrc and jdbc:hsqldb:hsql://localhost:4444/dbcopydest</text:p>
          </table:table-cell>
          <table:table-cell table:style-name="ce20" office:value-type="string">
            <text:p>org.hsqldb.jdbcDriver</text:p>
          </table:table-cell>
          <table:table-cell table:style-name="ce19" office:value-type="string">
            <text:p>sa</text:p>
          </table:table-cell>
          <table:table-cell table:style-name="ce19" office:value-type="string">
            <text:p>-</text:p>
          </table:table-cell>
        </table:table-row>
        <table:table-row table:style-name="ro5">
          <table:table-cell office:value-type="string">
            <text:p>informix</text:p>
          </table:table-cell>
          <table:table-cell table:style-name="ce12" office:value-type="string">
            <text:p>10.00.UC5I1</text:p>
          </table:table-cell>
          <table:table-cell table:style-name="ce15" office:value-type="float" office:value="9088">
            <text:p>9088</text:p>
          </table:table-cell>
          <table:table-cell table:style-name="ce18" office:value-type="string">
            <text:p>yes</text:p>
          </table:table-cell>
          <table:table-cell office:value-type="string">
            <text:p>jdbc:informix-sqli://192.168.1.100:9088/dbcopysrc:INFORMIXSERVER\u003Dsockets_srvr and <text:s/>jdbc:informix-sqli://192.168.1.100:9088/dbcopydest:INFORMIXSERVER\u003Dsockets_srvr</text:p>
          </table:table-cell>
          <table:table-cell office:value-type="string">
            <text:p>com.informix.jdbc.IfxDriver</text:p>
          </table:table-cell>
          <table:table-cell office:value-type="string">
            <text:p>informix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1" office:value-type="string">
            <text:p>ingres</text:p>
          </table:table-cell>
          <table:table-cell table:style-name="ce12" office:value-type="string">
            <text:p>II 9.0.4 (int.lnx/104)NPTL</text:p>
          </table:table-cell>
          <table:table-cell table:style-name="ce15" office:value-type="float" office:value="21071">
            <text:p>21071</text:p>
          </table:table-cell>
          <table:table-cell table:style-name="ce18"/>
          <table:table-cell office:value-type="string">
            <text:p>jdbc:ingres://localhost:ii7/dbcopysrc and jdbc:ingres://localhost:ii7/dbcopydest</text:p>
          </table:table-cell>
          <table:table-cell office:value-type="string">
            <text:p>com.ingres.jdbc.IngresDriver</text:p>
          </table:table-cell>
          <table:table-cell office:value-type="string">
            <text:p>ingres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maxdb</text:p>
          </table:table-cell>
          <table:table-cell table:style-name="ce12"/>
          <table:table-cell table:style-name="ce15"/>
          <table:table-cell table:style-name="ce18"/>
          <table:table-cell table:number-columns-repeated="4"/>
        </table:table-row>
        <table:table-row table:style-name="ro3">
          <table:table-cell table:style-name="ce11" office:value-type="string">
            <text:p>mckoi</text:p>
          </table:table-cell>
          <table:table-cell table:style-name="ce12" office:value-type="string">
            <text:p>1.0.3</text:p>
          </table:table-cell>
          <table:table-cell table:style-name="ce15" office:value-type="string">
            <text:p>9157 / 9158</text:p>
          </table:table-cell>
          <table:table-cell table:style-name="ce18" office:value-type="string">
            <text:p>yes</text:p>
          </table:table-cell>
          <table:table-cell office:value-type="string">
            <text:p>jdbc:mckoi://localhost:9158/dbcopydest/ and jdbc:mckoi://localhost:9158/dbcopydest/</text:p>
          </table:table-cell>
          <table:table-cell office:value-type="string">
            <text:p>com.mckoi.JDBC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mysql</text:p>
          </table:table-cell>
          <table:table-cell table:style-name="ce12" office:value-type="string">
            <text:p>5.0.27</text:p>
          </table:table-cell>
          <table:table-cell table:style-name="ce15" office:value-type="float" office:value="3306">
            <text:p>3306</text:p>
          </table:table-cell>
          <table:table-cell table:style-name="ce18" office:value-type="string">
            <text:p>yes</text:p>
          </table:table-cell>
          <table:table-cell office:value-type="string">
            <text:p>jdbc:mysql://localhost:3306/dbcopysrc and jdbc:mysql://localhost:3306/dbcopydest</text:p>
          </table:table-cell>
          <table:table-cell office:value-type="string">
            <text:p>com.mysql.jdbc.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Oracle 10g Express</text:p>
          </table:table-cell>
          <table:table-cell table:style-name="ce12"/>
          <table:table-cell table:style-name="ce15" office:value-type="float" office:value="1521">
            <text:p>1521</text:p>
          </table:table-cell>
          <table:table-cell table:style-name="ce18" office:value-type="string">
            <text:p>-</text:p>
          </table:table-cell>
          <table:table-cell office:value-type="string">
            <text:p>jdbc:oracle:thin:@192.168.1.100:1521:XE</text:p>
          </table:table-cell>
          <table:table-cell office:value-type="string">
            <text:p>oracle.jdbc.Oracle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3">
          <table:table-cell table:style-name="ce11" office:value-type="string">
            <text:p>pointbase</text:p>
          </table:table-cell>
          <table:table-cell table:style-name="ce12" office:value-type="string">
            <text:p>4.4 ECF build 274</text:p>
          </table:table-cell>
          <table:table-cell table:style-name="ce15" office:value-type="string">
            <text:p>9091 / 9092</text:p>
          </table:table-cell>
          <table:table-cell table:style-name="ce18" office:value-type="string">
            <text:p>yes</text:p>
          </table:table-cell>
          <table:table-cell office:value-type="string">
            <text:p>jdbc:pointbase:server://localhost:9091/dbcopysrc and jdbc:pointbase:server://localhost:9092/dbcopydest</text:p>
          </table:table-cell>
          <table:table-cell office:value-type="string">
            <text:p>com.pointbase.jdbc.jdbcUniversalDriver</text:p>
          </table:table-cell>
          <table:table-cell table:number-columns-repeated="2" office:value-type="string">
            <text:p>PBPUBLIC</text:p>
          </table:table-cell>
        </table:table-row>
        <table:table-row table:style-name="ro2">
          <table:table-cell office:value-type="string">
            <text:p>postgres</text:p>
          </table:table-cell>
          <table:table-cell table:style-name="ce12" office:value-type="string">
            <text:p>8.1.4</text:p>
          </table:table-cell>
          <table:table-cell table:style-name="ce15" office:value-type="float" office:value="5432">
            <text:p>5432</text:p>
          </table:table-cell>
          <table:table-cell table:style-name="ce18" office:value-type="string">
            <text:p>yes</text:p>
          </table:table-cell>
          <table:table-cell office:value-type="string">
            <text:p>jdbc:postgresql://localhost:5432/dbcopysrc and jdbc:postgresql://localhost:5432/dbcopydest</text:p>
          </table:table-cell>
          <table:table-cell office:value-type="string">
            <text:p>org.postgresql.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4">
          <table:table-cell office:value-type="string">
            <text:p>sybase</text:p>
          </table:table-cell>
          <table:table-cell table:style-name="ce12" office:value-type="string">
            <text:p>Adaptive Server Enterprise/15.0/EBF 13194 EC ESD/P/Linux Intel/Linux 2.4.21-20.ELsmp i686/ase150/2179/32-bit/FBO/Mon Feb <text:s/>6 04:14:19 2006</text:p>
          </table:table-cell>
          <table:table-cell table:style-name="ce15" office:value-type="float" office:value="4115">
            <text:p>4115</text:p>
          </table:table-cell>
          <table:table-cell table:style-name="ce18" office:value-type="string">
            <text:p>yes</text:p>
          </table:table-cell>
          <table:table-cell office:value-type="string">
            <text:p>jdbc:sybase:Tds:dbserver:4115/dbcopysrc and jdbc:sybase:Tds:dbserver:4115/dbcopydest</text:p>
          </table:table-cell>
          <table:table-cell office:value-type="string">
            <text:p>com.sybase.jdbc3.jdbc.Syb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1" office:value-type="string">
            <text:p>timesten</text:p>
          </table:table-cell>
          <table:table-cell table:style-name="ce12" office:value-type="string">
            <text:p>06.00.0001</text:p>
          </table:table-cell>
          <table:table-cell table:style-name="ce15" office:value-type="float" office:value="16002">
            <text:p>16002</text:p>
          </table:table-cell>
          <table:table-cell table:style-name="ce18" office:value-type="string">
            <text:p>yes</text:p>
          </table:table-cell>
          <table:table-cell office:value-type="string">
            <text:p>jdbc:timesten:client:BulkInsDataCS_csuite</text:p>
          </table:table-cell>
          <table:table-cell office:value-type="string">
            <text:p>com.timesten.jdbc.TimesTenClient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1" table:number-rows-repeated="3">
          <table:table-cell/>
          <table:table-cell table:style-name="ce12"/>
          <table:table-cell table:style-name="ce15"/>
          <table:table-cell table:style-name="ce18"/>
          <table:table-cell table:number-columns-repeated="4"/>
        </table:table-row>
        <table:table-row table:style-name="ro1" table:number-rows-repeated="6551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ac" table:style-name="ta3" table:print="false">
        <table:table-column table:style-name="co30" table:default-cell-style-name="Default"/>
        <table:table-column table:style-name="co31" table:default-cell-style-name="ce23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row table:style-name="ro1">
          <table:table-cell office:value-type="string">
            <text:p>Database Name</text:p>
          </table:table-cell>
          <table:table-cell table:style-name="ce21" office:value-type="string">
            <text:p>Database Version</text:p>
          </table:table-cell>
          <table:table-cell table:style-name="ce6" office:value-type="string">
            <text:p>Port</text:p>
          </table:table-cell>
          <table:table-cell table:style-name="ce6" office:value-type="string">
            <text:p>DBCopy Tested</text:p>
          </table:table-cell>
          <table:table-cell table:style-name="ce6" office:value-type="string">
            <text:p>JDBC URL</text:p>
          </table:table-cell>
          <table:table-cell table:style-name="ce6" office:value-type="string">
            <text:p>JDBC Driver Class</text:p>
          </table:table-cell>
          <table:table-cell table:style-name="ce6" office:value-type="string">
            <text:p>JDBC User</text:p>
          </table:table-cell>
          <table:table-cell table:style-name="ce6" office:value-type="string">
            <text:p>JDBC Password</text:p>
          </table:table-cell>
        </table:table-row>
        <table:table-row table:style-name="ro1">
          <table:table-cell table:style-name="ce1" office:value-type="string">
            <text:p>frontbase</text:p>
          </table:table-cell>
          <table:table-cell table:style-name="ce22" office:value-type="string">
            <text:p>4.2.6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 office:value-type="string">
            <text:p>jdbc:FrontBase://192.168.1.125/dbcopysrc</text:p>
          </table:table-cell>
          <table:table-cell table:style-name="ce7" office:value-type="string">
            <text:p>jdbc.FrontBase.FBJDriver</text:p>
          </table:table-cell>
          <table:table-cell table:style-name="ce7" office:value-type="string">
            <text:p>dbcopysrc</text:p>
          </table:table-cell>
          <table:table-cell table:style-name="ce7" office:value-type="string">
            <text:p>-</text:p>
          </table:table-cell>
        </table:table-row>
        <table:table-row table:style-name="ro1" table:number-rows-repeated="3">
          <table:table-cell/>
          <table:table-cell table:style-name="ce21"/>
          <table:table-cell table:style-name="ce6" table:number-columns-repeated="6"/>
        </table:table-row>
        <table:table-row table:style-name="ro1" table:number-rows-repeated="65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DO" table:style-name="ta3" table:print="false">
        <table:table-column table:style-name="co36" table:default-cell-style-name="ce18"/>
        <table:table-column table:style-name="co37" table:default-cell-style-name="ce17"/>
        <table:table-column table:style-name="co38" table:default-cell-style-name="ce18"/>
        <table:table-column table:style-name="co39" table:default-cell-style-name="ce25"/>
        <table:table-row table:style-name="ro2">
          <table:table-cell office:value-type="string">
            <text:p>Date Created</text:p>
          </table:table-cell>
          <table:table-cell office:value-type="string">
            <text:p>Task Description</text:p>
          </table:table-cell>
          <table:table-cell office:value-type="string">
            <text:p>Date Completed</text:p>
          </table:table-cell>
          <table:table-cell office:value-type="string">
            <text:p>Comment</text:p>
          </table:table-cell>
        </table:table-row>
        <table:table-row table:style-name="ro5">
          <table:table-cell table:style-name="ce24" office:value-type="date" office:date-value="2006-12-29">
            <text:p>12/29/06</text:p>
          </table:table-cell>
          <table:table-cell office:value-type="string">
            <text:p>Disable debugging for Axion while maintaining debug for DBCopy</text:p>
          </table:table-cell>
          <table:table-cell table:style-name="ce24" office:value-type="date" office:date-value="2006-12-29">
            <text:p>12/29/06</text:p>
          </table:table-cell>
          <table:table-cell office:value-type="string">
            <text:p>It was pretty trivial: I just modified log4j.properties to add the line – log4j.logger.org.axiondb=WARN</text:p>
            <text:p/>
          </table:table-cell>
        </table:table-row>
        <table:table-row table:style-name="ro3">
          <table:table-cell table:style-name="ce24" office:value-type="date" office:date-value="2006-12-30">
            <text:p>12/30/06</text:p>
          </table:table-cell>
          <table:table-cell office:value-type="string">
            <text:p>Setup Wiki on DBServer to document database setups and issues discovered while testing SQuirreL</text:p>
          </table:table-cell>
          <table:table-cell table:number-columns-repeated="2"/>
        </table:table-row>
        <table:table-row table:style-name="ro1" table:number-rows-repeated="6553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Monospace" svg:font-family="Monospace" style:font-pitch="fixed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2">01/02/2007</text:date>, <text:time>19:2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 </meta:initial-creator>
    <meta:creation-date>2006-11-17T20:17:13</meta:creation-date>
    <dc:creator>Rob Manning</dc:creator>
    <dc:date>2007-01-02T19:28:03</dc:date>
    <meta:print-date>2006-12-29T07:29:34</meta:print-date>
    <dc:language>en-US</dc:language>
    <meta:editing-cycles>30</meta:editing-cycles>
    <meta:editing-duration>P2DT12H29M30S</meta:editing-duration>
    <meta:user-defined meta:name="Info 1"/>
    <meta:user-defined meta:name="Info 2"/>
    <meta:user-defined meta:name="Info 3"/>
    <meta:user-defined meta:name="Info 4"/>
    <meta:document-statistic meta:table-count="6" meta:cell-count="518"/>
  </office:meta>
</office:document-meta>
</file>